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8.251cm" style:rel-column-width="32767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8.251cm" style:rel-column-width="32767*"/>
    </style:style>
    <style:style style:name="Таблица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19662" officeooo:paragraph-rsid="00019662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officeooo:paragraph-rsid="002348f9"/>
    </style:style>
    <style:style style:name="P5" style:family="paragraph" style:parent-style-name="Text_20_body">
      <style:paragraph-properties fo:break-before="page"/>
      <style:text-properties officeooo:paragraph-rsid="002348f9"/>
    </style:style>
    <style:style style:name="P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  <style:text-properties officeooo:rsid="002348f9" officeooo:paragraph-rsid="002348f9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 style:master-page-name="First_20_Page">
      <style:paragraph-properties style:page-number="auto"/>
      <style:text-properties officeooo:rsid="002774c0" officeooo:paragraph-rsid="002774c0"/>
    </style:style>
    <style:style style:name="P11" style:family="paragraph" style:parent-style-name="Table_20_Contents">
      <style:text-properties officeooo:rsid="002e4b69" officeooo:paragraph-rsid="002e4b69"/>
    </style:style>
    <style:style style:name="P12" style:family="paragraph" style:parent-style-name="Table_20_Contents">
      <style:text-properties officeooo:rsid="002fd787" officeooo:paragraph-rsid="002fd787"/>
    </style:style>
    <style:style style:name="P13" style:family="paragraph" style:parent-style-name="Table_20_Contents">
      <style:text-properties officeooo:rsid="00306bef" officeooo:paragraph-rsid="00306bef"/>
    </style:style>
    <style:style style:name="P14" style:family="paragraph" style:parent-style-name="Table_20_Heading">
      <style:text-properties officeooo:rsid="002e4b69" officeooo:paragraph-rsid="002e4b69"/>
    </style:style>
    <style:style style:name="P15" style:family="paragraph" style:parent-style-name="Table_20_Heading">
      <style:text-properties officeooo:rsid="00306bef" officeooo:paragraph-rsid="00306bef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paragraph-rsid="002521e7"/>
    </style:style>
    <style:style style:name="P18" style:family="paragraph" style:parent-style-name="Text_20_body" style:list-style-name="L2"/>
    <style:style style:name="P19" style:family="paragraph" style:parent-style-name="Text_20_body">
      <style:paragraph-properties fo:break-before="page"/>
    </style:style>
    <style:style style:name="P20" style:family="paragraph" style:parent-style-name="Text_20_body">
      <style:text-properties officeooo:rsid="002fd787" officeooo:paragraph-rsid="002fd787"/>
    </style:style>
    <style:style style:name="P21" style:family="paragraph" style:parent-style-name="Text_20_body">
      <style:text-properties officeooo:rsid="00306bef" officeooo:paragraph-rsid="00306bef"/>
    </style:style>
    <style:style style:name="T1" style:family="text">
      <style:text-properties officeooo:rsid="002774c0"/>
    </style:style>
    <style:style style:name="T2" style:family="text">
      <style:text-properties officeooo:rsid="0029ffef"/>
    </style:style>
    <style:style style:name="T3" style:family="text">
      <style:text-properties officeooo:rsid="002e4b69"/>
    </style:style>
    <style:style style:name="T4" style:family="text">
      <style:text-properties officeooo:rsid="002fd787"/>
    </style:style>
    <style:style style:name="T5" style:family="text">
      <style:text-properties officeooo:rsid="00306bef"/>
    </style:style>
    <style:style style:name="T6" style:family="text">
      <style:text-properties officeooo:rsid="0030ad4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table-of-content text:style-name="Sect1" text:protected="true" text:name="Оглавление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Оглавление</text:p>
          </text:index-title>
          <text:p text:style-name="P6"><text:a xlink:type="simple" xlink:href="#__RefHeading___Toc240_1884157731" text:style-name="Index_20_Link" text:visited-style-name="Index_20_Link">1. Структура организации<text:tab/>3</text:a></text:p>
          <text:p text:style-name="P6"><text:a xlink:type="simple" xlink:href="#__RefHeading___Toc91_2098139060" text:style-name="Index_20_Link" text:visited-style-name="Index_20_Link">2. Техническое и программное обеспечение организации<text:tab/>7</text:a></text:p>
        </text:index-body>
      </text:table-of-content>
      <text:p text:style-name="P2"/>
      <text:h text:style-name="P8" text:outline-level="1"><text:bookmark-start text:name="__RefHeading___Toc240_1884157731"/><text:span text:style-name="T4">1. </text:span>Структура организации<text:bookmark-end text:name="__RefHeading___Toc240_1884157731"/></text:h>
      <text:p text:style-name="P4">Пенсионный фонд России (ПФР) является государственным учреждением, которое занимается сбором и распределением пенсий в Российской Федерации. Он был создан для обеспечения социальной защиты граждан, которые достигли определенного возраста или имеют право на получение пенсии по возрасту или инвалидности. Фонд был основан в 1990 году и с тех пор стал важным элементом социальной инфраструктуры страны.</text:p>
      <text:p text:style-name="P4">В ПФР происходит накопление страховых взносов, уплачиваемых работодателями за своих сотрудников. Эти средства используются для выплаты пенсий в будущем. Кроме того, ПФР осуществляет контроль за правильностью начисления и своевременностью выплаты пенсий.</text:p>
      <text:p text:style-name="P4">Структура ПФР включает в себя центральный аппарат, территориальные органы и отделения. Центральный аппарат ПФР находится в Москве и имеет несколько управлений и департаментов, занимающихся различными направлениями деятельности фонда.</text:p>
      <text:p text:style-name="P4">Территориальные органы ПФР занимаются выплатой пенсий на территории всей страны. Отделения ПФР находятся в каждом регионе РФ и предоставляют услуги по начислению и переводу пенсий, а также принимают заявления на выплату пенсий.</text:p>
      <text:p text:style-name="P4">ПФР обеспечивает конфиденциальность персональных данных клиентов и строго следит за соблюдением законодательства в области пенсионного обеспечения.</text:p>
      <text:p text:style-name="P4">Кроме того, ПФР участвует в финансировании различных социальных программ и проектов, таких как поддержка ветеранов ВОВ, помощь многодетным семьям и т.д.</text:p>
      <text:p text:style-name="P5">Основными задачами ПФР являются:</text:p>
      <text:list text:style-name="L1">
        <text:list-item>
          <text:p text:style-name="P16">Сбор и обработка информации о всех категориях застрахованных лиц, включая работающих граждан, индивидуальных предпринимателей и самозанятых;</text:p>
        </text:list-item>
        <text:list-item>
          <text:p text:style-name="P16">Разработка и реализация пенсионной политики государства, которая включает в себя установление размеров пенсий, определение условий их выплаты, а также контроль за правильностью начисления страховых взносов;</text:p>
        </text:list-item>
        <text:list-item>
          <text:p text:style-name="P16">Формирование индивидуального лицевого счета каждого застрахованного лица для начисления будущей пенсии;</text:p>
        </text:list-item>
        <text:list-item>
          <text:p text:style-name="P16">Оказание консультационной помощи по вопросам пенсионного обеспечения и защиты прав потребителей;</text:p>
        </text:list-item>
        <text:list-item>
          <text:p text:style-name="P17">Проведение проверок правильности расходования средств ПФР и выявление нарушений законодательства;</text:p>
        </text:list-item>
        <text:list-item>
          <text:p text:style-name="P17">Участие в реализации социальных программ, направленных на поддержку пожилых людей, инвалидов и других социально уязвимых категорий населения;</text:p>
        </text:list-item>
        <text:list-item>
          <text:p text:style-name="P17">Сотрудничество с другими государственными органами и коммерческими организациями для расширения возможностей финансирования программ ПФР;</text:p>
        </text:list-item>
        <text:list-item>
          <text:p text:style-name="P17">В целом, деятельность ПФР направлена на обеспечение стабильного и достаточного уровня жизни российских пенсионеров, что является одной из главных задач правительства страны;</text:p>
        </text:list-item>
      </text:list>
      <text:p text:style-name="Text_20_body"/>
      <text:p text:style-name="P3">Структура ПФР состоит из нескольких подразделений, каждый из которых выполняет свои функции и задачи.</text:p>
      <text:p text:style-name="Text_20_body">Управление ПФР — центральный орган ПФР, который отвечает за общее руководство и координацию деятельности всех подразделений ПФР. В его состав входят:</text:p>
      <text:list text:style-name="L2">
        <text:list-item>
          <text:p text:style-name="P18">Руководство ПФР;</text:p>
        </text:list-item>
        <text:list-item>
          <text:p text:style-name="P18">Отдел кадров;</text:p>
        </text:list-item>
        <text:list-item>
          <text:p text:style-name="P18">Финансовый отдел;</text:p>
        </text:list-item>
        <text:list-item>
          <text:p text:style-name="P18">Юридический отдел;</text:p>
        </text:list-item>
        <text:list-item>
          <text:p text:style-name="P18">Информационно-аналитический отдел.</text:p>
        </text:list-item>
      </text:list>
      <text:p text:style-name="Text_20_body">Отделения ПФР — территориальные подразделения ПФР, которые работают на местах в регионах России. Каждое отделение ПФР имеет свой штат сотрудников, которые занимаются администрированием и выплатами пенсий и пособий. Также отделения ПФР занимаются сбором и обработкой информации о пенсионных правах граждан.</text:p>
      <text:p text:style-name="Text_20_body">Филиалы ПФР — обособленные подразделения ПФР, которые создаются на территории крупных городов. Они имеют свою структуру и подчиняются непосредственно управлению ПФР.</text:p>
      <text:p text:style-name="Text_20_body">Центры по выплате пенсий — подразделения ПФР, которые непосредственно занимаются выплатой пенсий гражданам. В каждом центре по выплате пенсий есть свой штат сотрудников и оборудование для обработки заявок на выплату пенсий.</text:p>
      <text:p text:style-name="Text_20_body">Клиентские службы ПФР — подразделения, которые предоставляют гражданам информацию о пенсионных правах и условиях получения пенсии. Клиентские службы также занимаются приемом заявлений о назначении пенсии и других социальных выплат.</text:p>
      <text:p text:style-name="P3">Отдел автоматизации и администрирования баз данных является одним из ключевых подразделений Филиала №5 отделения Фонда пенсионного и социального страхования Российской Федерации по г. Москве и Московской области. Он занимается разработкой, внедрением и сопровождением автоматизированных систем управления данными, которые позволяют эффективно управлять, <text:span text:style-name="T1">просматривать, изменять и удалять</text:span> больши<text:span text:style-name="T1">е</text:span> объем<text:span text:style-name="T1">ы</text:span> информации <text:span text:style-name="T1">и персональных данных населения</text:span> и обеспечивать <text:span text:style-name="T1">их</text:span> доступность для <text:span text:style-name="T1">сотрудников организации, </text:span><text:span text:style-name="T2">которые работают непосредственно с обратившимися клиентами</text:span>.</text:p>
      <text:h text:style-name="P9" text:outline-level="1"><text:bookmark-start text:name="__RefHeading___Toc91_2098139060"/><text:span text:style-name="T5">2. </text:span>Техническое и программное обеспечение <text:span text:style-name="T5">организации</text:span><text:bookmark-end text:name="__RefHeading___Toc91_2098139060"/></text:h>
      <text:p text:style-name="P20">Таблица <text:span text:style-name="T5">2.1. Техническое обеспечение организации</text:span></text:p>
      <table:table table:name="Таблица1" table:style-name="Таблица1">
        <table:table-column table:style-name="Таблица1.A" table:number-columns-repeated="2"/>
        <table:table-header-rows>
          <table:table-row>
            <table:table-cell table:style-name="Таблица1.A1" office:value-type="string">
              <text:p text:style-name="P14">Наименование</text:p>
            </table:table-cell>
            <table:table-cell table:style-name="Таблица1.A1" office:value-type="string">
              <text:p text:style-name="P15">Технические характеристики</text:p>
            </table:table-cell>
          </table:table-row>
        </table:table-header-rows>
        <table:table-row>
          <table:table-cell table:style-name="Таблица1.A1" office:value-type="string">
            <text:p text:style-name="P12">Материнская плата</text:p>
          </table:table-cell>
          <table:table-cell table:style-name="Таблица1.A1" office:value-type="string">
            <text:p text:style-name="P11">ASRock H470M-HVS</text:p>
          </table:table-cell>
        </table:table-row>
        <table:table-row>
          <table:table-cell table:style-name="Таблица1.A1" office:value-type="string">
            <text:p text:style-name="P11">Процессор</text:p>
          </table:table-cell>
          <table:table-cell table:style-name="Таблица1.A1" office:value-type="string">
            <text:p text:style-name="P11">Intel Core i5 11400</text:p>
          </table:table-cell>
        </table:table-row>
        <table:table-row>
          <table:table-cell table:style-name="Таблица1.A1" office:value-type="string">
            <text:p text:style-name="P11">Графический адаптер</text:p>
          </table:table-cell>
          <table:table-cell table:style-name="Таблица1.A1" office:value-type="string">
            <text:p text:style-name="P11">Встроенный</text:p>
          </table:table-cell>
        </table:table-row>
        <table:table-row>
          <table:table-cell table:style-name="Таблица1.A1" office:value-type="string">
            <text:p text:style-name="P11">Оперативная память</text:p>
          </table:table-cell>
          <table:table-cell table:style-name="Таблица1.A1" office:value-type="string">
            <text:p text:style-name="P11">8 ГБ DDR4</text:p>
          </table:table-cell>
        </table:table-row>
        <table:table-row>
          <table:table-cell table:style-name="Таблица1.A1" office:value-type="string">
            <text:p text:style-name="P11">Жесткий диск</text:p>
          </table:table-cell>
          <table:table-cell table:style-name="Таблица1.A1" office:value-type="string">
            <text:p text:style-name="P11">500 ГБ (HDD)</text:p>
          </table:table-cell>
        </table:table-row>
        <table:table-row>
          <table:table-cell table:style-name="Таблица1.A1" office:value-type="string">
            <text:p text:style-name="P11">Монитор</text:p>
          </table:table-cell>
          <table:table-cell table:style-name="Таблица1.A1" office:value-type="string">
            <text:p text:style-name="Table_20_Contents">24-дюймовый LCD <text:span text:style-name="T3">(</text:span>1920x1080<text:span text:style-name="T3">)</text:span></text:p>
          </table:table-cell>
        </table:table-row>
      </table:table>
      <text:p text:style-name="P21"/>
      <text:p text:style-name="P21">Таблица 2.2. Программное обеспечение организации</text:p>
      <table:table table:name="Таблица2" table:style-name="Таблица2">
        <table:table-column table:style-name="Таблица2.A" table:number-columns-repeated="2"/>
        <table:table-header-rows>
          <table:table-row>
            <table:table-cell table:style-name="Таблица2.A1" office:value-type="string">
              <text:p text:style-name="P15">Наименование</text:p>
            </table:table-cell>
            <table:table-cell table:style-name="Таблица2.A1" office:value-type="string">
              <text:p text:style-name="P15">Характеристики</text:p>
            </table:table-cell>
          </table:table-row>
        </table:table-header-rows>
        <table:table-row>
          <table:table-cell table:style-name="Таблица2.A1" office:value-type="string">
            <text:p text:style-name="P13">Операционная система</text:p>
          </table:table-cell>
          <table:table-cell table:style-name="Таблица2.A1" office:value-type="string">
            <text:p text:style-name="P13">Windows 7 (x64)</text:p>
          </table:table-cell>
        </table:table-row>
        <table:table-row>
          <table:table-cell table:style-name="Таблица2.A1" office:value-type="string">
            <text:p text:style-name="P13">Офисный пакет</text:p>
          </table:table-cell>
          <table:table-cell table:style-name="Таблица2.A1" office:value-type="string">
            <text:p text:style-name="P13">Microsoft Office Professional 2007</text:p>
          </table:table-cell>
        </table:table-row>
        <table:table-row>
          <table:table-cell table:style-name="Таблица2.A1" office:value-type="string">
            <text:p text:style-name="P13">Браузер</text:p>
          </table:table-cell>
          <table:table-cell table:style-name="Таблица2.A1" office:value-type="string">
            <text:p text:style-name="P13">Яндекс.Браузер</text:p>
          </table:table-cell>
        </table:table-row>
        <table:table-row>
          <table:table-cell table:style-name="Таблица2.A1" office:value-type="string">
            <text:p text:style-name="P13">Антивирусная программа</text:p>
          </table:table-cell>
          <table:table-cell table:style-name="Таблица2.A1" office:value-type="string">
            <text:p text:style-name="P13">Антивирус Касперского</text:p>
          </table:table-cell>
        </table:table-row>
      </table:table>
      <text:p text:style-name="P21"/>
      <text:p text:style-name="P21">Рядовым сотрудникам Пенсионного фонда России не требуются слишком мощные компьютеры, поскольку большинство их повседневных задач выполняются через браузер, используя сайт портала региональных и государственных услуг. Он предоставляет сотрудникам ПФР широкий спектр функций и возможностей, связанных с обработкой документов, ведением электронной отчетности, обращением к информационным ресурсам и другими задачами, связанными с пенсионным обеспечением и социальной защитой населения. Благодаря тому, что основная часть работы выполняется через браузер, требования к аппаратному обеспечению не высоки.</text:p>
      <text:p text:style-name="P21">Таким образом, стандартные компьютеры средней производительности вполне достаточны для выполнения задач сотрудников ПФР. Процессоры среднего уровня, 8 оперативной памяти и обычные жесткие диски или SSD накопители вполне соответствуют требованиям для работы через веб‑интерфейс портала региональных и <text:s/>государственных услуг.</text:p>
      <text:p text:style-name="P21">Также важно отметить, что надежность и безопасность работы с персональными данными является <text:span text:style-name="T6">одним из</text:span> приоритето<text:span text:style-name="T6">в</text:span>. ПФР обеспечивает соответствующую защиту информации и регулярно обновляет системы <text:soft-page-break/>безопасности на рабочих станциях сотрудников, чтобы предотвратить утечку данных и несанкционированный доступ к ним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0" fo:widows="0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line-height="150%" fo:text-indent="0cm" style:auto-text-indent="false" style:page-number="auto" text:number-lines="false" text:line-number="0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45:54.978209434</meta:creation-date>
    <dc:date>2023-05-22T14:40:19.507771543</dc:date>
    <meta:editing-duration>PT4H35M32S</meta:editing-duration>
    <meta:editing-cycles>61</meta:editing-cycles>
    <meta:generator>LibreOffice/7.5.3.2$Linux_X86_64 LibreOffice_project/9f56dff12ba03b9acd7730a5a481eea045e468f3</meta:generator>
    <meta:document-statistic meta:table-count="2" meta:image-count="0" meta:object-count="0" meta:page-count="8" meta:paragraph-count="62" meta:word-count="778" meta:character-count="6266" meta:non-whitespace-character-count="5557"/>
  </office:meta>
</office:document-meta>
</file>